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0" style:parent-style-name="NormalWeb" style:family="paragraph">
      <style:paragraph-properties fo:text-align="center" fo:margin-top="0in" fo:margin-bottom="0in"/>
    </style:style>
    <style:style style:name="T4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42"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43" style:parent-style-name="DefaultParagraphFont" style:family="text">
      <style:text-properties fo:font-size="9pt" style:font-size-asian="9pt" style:font-size-complex="9pt"/>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style>
    <style:style style:name="T48"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49"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0" style:parent-style-name="NormalWeb" style:family="paragraph">
      <style:paragraph-properties fo:text-align="justify" fo:margin-top="0in" fo:margin-bottom="0in" fo:text-indent="0.5in"/>
    </style:style>
    <style:style style:name="T51" style:parent-style-name="DefaultParagraphFont" style:family="text">
      <style:text-properties style:font-name="Droid Serif" fo:color="#666666" fo:font-size="11pt" style:font-size-asian="11pt" style:font-size-complex="11pt"/>
    </style:style>
    <style:style style:name="T52" style:parent-style-name="DefaultParagraphFont" style:family="text">
      <style:text-properties style:font-name="Droid Serif" fo:color="#666666" fo:font-size="11pt" style:font-size-asian="11pt" style:font-size-complex="11pt"/>
    </style:style>
    <style:style style:name="T53" style:parent-style-name="DefaultParagraphFont" style:family="text">
      <style:text-properties style:font-name="Droid Serif" fo:color="#666666" fo:font-size="11pt" style:font-size-asian="11pt" style:font-size-complex="11pt"/>
    </style:style>
    <style:style style:name="T54" style:parent-style-name="DefaultParagraphFont" style:family="text">
      <style:text-properties style:font-name="Droid Serif" fo:color="#666666" fo:font-size="11pt" style:font-size-asian="11pt" style:font-size-complex="11pt"/>
    </style:style>
    <style:style style:name="T55" style:parent-style-name="DefaultParagraphFont" style:family="text">
      <style:text-properties style:font-name="Droid Serif" fo:color="#666666" fo:font-size="11pt" style:font-size-asian="11pt" style:font-size-complex="11pt"/>
    </style:style>
    <style:style style:name="T56" style:parent-style-name="DefaultParagraphFont" style:family="text">
      <style:text-properties style:font-name="Droid Serif" fo:color="#666666" fo:font-size="11pt" style:font-size-asian="11pt" style:font-size-complex="11pt"/>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P59" style:parent-style-name="NormalWeb" style:family="paragraph">
      <style:paragraph-properties fo:margin-top="0.1388in" fo:margin-bottom="0in" fo:text-indent="0.5in"/>
    </style:style>
    <style:style style:name="T60" style:parent-style-name="DefaultParagraphFont" style:family="text">
      <style:text-properties style:font-name="Droid Serif" fo:color="#666666" fo:font-size="11pt" style:font-size-asian="11pt" style:font-size-complex="11pt"/>
    </style:style>
    <style:style style:name="P61" style:parent-style-name="Normal" style:family="paragraph">
      <style:paragraph-properties fo:text-align="justify"/>
    </style:style>
    <style:style style:name="T62"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3" style:parent-style-name="DefaultParagraphFont" style:family="text">
      <style:text-properties fo:font-size="9pt" style:font-size-asian="9pt" style:font-size-complex="9pt"/>
    </style:style>
    <style:style style:name="T64" style:parent-style-name="DefaultParagraphFont" style:family="text">
      <style:text-properties fo:font-size="9pt" style:font-size-asian="9pt" style:font-size-complex="9pt"/>
    </style:style>
    <style:style style:name="P65" style:parent-style-name="NormalWeb" style:family="paragraph">
      <style:paragraph-properties fo:margin-top="0.1388in" fo:margin-bottom="0in"/>
      <style:text-properties style:font-name="Droid Serif" fo:color="#666666" fo:font-size="11pt" style:font-size-asian="11pt" style:font-size-complex="11pt"/>
    </style:style>
    <style:style style:name="T66" style:parent-style-name="DefaultParagraphFont" style:family="text">
      <style:text-properties fo:font-weight="bold" style:font-weight-asian="bold" style:font-weight-complex="bold"/>
    </style:style>
    <style:style style:name="P67" style:parent-style-name="NormalWeb" style:family="paragraph">
      <style:paragraph-properties fo:margin-top="0.1388in" fo:margin-bottom="0in" fo:text-indent="0.5in"/>
    </style:style>
    <style:style style:name="T68" style:parent-style-name="DefaultParagraphFont" style:family="text">
      <style:text-properties style:font-name="Droid Serif" fo:color="#666666" fo:font-size="11pt" style:font-size-asian="11pt" style:font-size-complex="11pt"/>
    </style:style>
    <style:style style:name="T69" style:parent-style-name="DefaultParagraphFont" style:family="text">
      <style:text-properties style:font-name="Droid Serif" fo:color="#666666" fo:font-size="11pt" style:font-size-asian="11pt" style:font-size-complex="11pt"/>
    </style:style>
    <style:style style:name="P70" style:parent-style-name="NormalWeb" style:family="paragraph">
      <style:paragraph-properties fo:margin-top="0.1388in" fo:margin-bottom="0in"/>
    </style:style>
    <style:style style:name="T71" style:parent-style-name="DefaultParagraphFont" style:family="text">
      <style:text-properties style:font-name="Droid Serif" fo:color="#666666" fo:font-size="11pt" style:font-size-asian="11pt" style:font-size-complex="11pt"/>
    </style:style>
    <style:style style:name="P72" style:parent-style-name="NormalWeb" style:family="paragraph">
      <style:paragraph-properties style:vertical-align="baseline" fo:margin-top="0.1388in" fo:margin-bottom="0in"/>
    </style:style>
    <style:style style:name="T73" style:parent-style-name="DefaultParagraphFont" style:family="text">
      <style:text-properties style:font-name="Droid Serif" fo:color="#666666" fo:font-size="11pt" style:font-size-asian="11pt" style:font-size-complex="11pt"/>
    </style:style>
    <style:style style:name="T74" style:parent-style-name="DefaultParagraphFont" style:family="text">
      <style:text-properties style:font-name="Droid Serif" fo:color="#666666" fo:font-size="11pt" style:font-size-asian="11pt" style:font-size-complex="11pt"/>
    </style:style>
    <style:style style:name="P75"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6" style:parent-style-name="NormalWeb" style:family="paragraph">
      <style:paragraph-properties style:vertical-align="baseline" fo:margin-top="0in" fo:margin-bottom="0in"/>
    </style:style>
    <style:style style:name="T77" style:parent-style-name="DefaultParagraphFont" style:family="text">
      <style:text-properties style:font-name="Droid Serif" fo:color="#666666" fo:font-size="11pt" style:font-size-asian="11pt" style:font-size-complex="11pt"/>
    </style:style>
    <style:style style:name="P78" style:parent-style-name="Normal" style:family="paragraph">
      <style:paragraph-properties fo:text-align="justify"/>
    </style:style>
    <style:style style:name="T7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80" style:parent-style-name="DefaultParagraphFont" style:family="text">
      <style:text-properties fo:font-size="9pt" style:font-size-asian="9pt" style:font-size-complex="9pt"/>
    </style:style>
    <style:style style:name="T81" style:parent-style-name="DefaultParagraphFont" style:family="text">
      <style:text-properties fo:font-size="9pt" style:font-size-asian="9pt" style:font-size-complex="9pt"/>
    </style:style>
    <style:style style:name="T82" style:parent-style-name="DefaultParagraphFont" style:family="text">
      <style:text-properties style:font-name="Droid Serif" fo:color="#666666" fo:font-size="11pt" style:font-size-asian="11pt" style:font-size-complex="11pt"/>
    </style:style>
    <style:style style:name="P83" style:parent-style-name="Normal" style:family="paragraph">
      <style:paragraph-properties fo:text-align="center" fo:margin-left="0.25in">
        <style:tab-stops/>
      </style:paragraph-properties>
    </style:style>
    <style:style style:name="P84" style:parent-style-name="NormalWeb" style:family="paragraph">
      <style:paragraph-properties fo:margin-top="0.1388in" fo:margin-bottom="0in" fo:text-indent="0.5in"/>
    </style:style>
    <style:style style:name="T85" style:parent-style-name="DefaultParagraphFont" style:family="text">
      <style:text-properties style:font-name="Droid Serif" fo:color="#666666" fo:font-size="11pt" style:font-size-asian="11pt" style:font-size-complex="11pt"/>
    </style:style>
    <style:style style:name="T86" style:parent-style-name="DefaultParagraphFont" style:family="text">
      <style:text-properties style:font-name="Droid Serif" fo:color="#666666" fo:font-size="11pt" style:font-size-asian="11pt" style:font-size-complex="11pt"/>
    </style:style>
    <style:style style:name="P87" style:parent-style-name="NormalWeb" style:family="paragraph">
      <style:paragraph-properties fo:margin-top="0.1388in" fo:margin-bottom="0in"/>
    </style:style>
    <style:style style:name="T88" style:parent-style-name="DefaultParagraphFont" style:family="text">
      <style:text-properties style:font-name="Droid Serif" fo:color="#666666" fo:font-size="11pt" style:font-size-asian="11pt" style:font-size-complex="11pt"/>
    </style:style>
    <style:style style:name="P89"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90"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1"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3" style:parent-style-name="Normal" style:family="paragraph">
      <style:paragraph-properties fo:text-align="center" style:vertical-align="auto" fo:margin-top="0.1388in" fo:text-indent="0.5in"/>
      <style:text-properties fo:hyphenate="true"/>
    </style:style>
    <style:style style:name="P94"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5" style:parent-style-name="Normal" style:family="paragraph">
      <style:paragraph-properties fo:text-align="justify" style:vertical-align="auto" fo:margin-top="0.1388in" fo:text-indent="0.5in"/>
      <style:text-properties fo:hyphenate="true"/>
    </style:style>
    <style:style style:name="T96" style:parent-style-name="DefaultParagraphFont" style:family="text">
      <style:text-properties style:font-name-asian="Times New Roman" style:font-name-complex="Times New Roman" style:language-asian="en" style:country-asian="CA" style:language-complex="ar" style:country-complex="SA"/>
    </style:style>
    <style:style style:name="P97" style:parent-style-name="Normal" style:family="paragraph">
      <style:paragraph-properties fo:text-align="justify"/>
    </style:style>
    <style:style style:name="T9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9" style:parent-style-name="DefaultParagraphFont" style:family="text">
      <style:text-properties fo:font-size="9pt" style:font-size-asian="9pt" style:font-size-complex="9pt"/>
    </style:style>
    <style:style style:name="T100" style:parent-style-name="DefaultParagraphFont" style:family="text">
      <style:text-properties fo:font-size="9pt" style:font-size-asian="9pt" style:font-size-complex="9pt"/>
    </style:style>
    <style:style style:name="P101"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justify" style:vertical-align="auto" fo:margin-top="0.1388in"/>
      <style:text-properties style:font-name-asian="Times New Roman" style:font-name-complex="Times New Roman" style:language-asian="en" style:country-asian="CA" style:language-complex="ar" style:country-complex="SA" fo:hyphenate="true"/>
    </style:style>
    <style:style style:name="P105" style:parent-style-name="Normal" style:family="paragraph">
      <style:paragraph-properties fo:text-align="justify" style:vertical-align="auto" fo:margin-top="0.1388in" fo:text-indent="0.5in"/>
      <style:text-properties fo:hyphenate="true"/>
    </style:style>
    <style:style style:name="T106" style:parent-style-name="DefaultParagraphFont" style:family="text">
      <style:text-properties style:font-name-asian="Times New Roman" style:font-name-complex="Times New Roman" style:language-asian="en" style:country-asian="CA" style:language-complex="ar" style:country-complex="SA"/>
    </style:style>
    <style:style style:name="P107" style:parent-style-name="Normal" style:family="paragraph">
      <style:paragraph-properties style:vertical-align="auto" fo:margin-top="0.1388in"/>
      <style:text-properties fo:hyphenate="true"/>
    </style:style>
    <style:style style:name="T108" style:parent-style-name="DefaultParagraphFont" style:family="text">
      <style:text-properties style:font-name-asian="Times New Roman" style:font-name-complex="Times New Roman" style:language-asian="en" style:country-asian="CA" style:language-complex="ar" style:country-complex="SA"/>
    </style:style>
    <style:style style:name="T109" style:parent-style-name="DefaultParagraphFont" style:family="text">
      <style:text-properties style:font-name-asian="Times New Roman" style:font-name-complex="Times New Roman" style:language-asian="en" style:country-asian="CA" style:language-complex="ar" style:country-complex="SA"/>
    </style:style>
    <style:style style:name="P110"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11" style:parent-style-name="Normal" style:family="paragraph">
      <style:text-properties style:font-name-asian="Times New Roman" style:font-name-complex="Times New Roman" style:language-asian="en" style:country-asian="CA" style:language-complex="ar" style:country-complex="SA" fo:hyphenate="true"/>
    </style:style>
    <style:style style:name="P112" style:parent-style-name="Normal" style:family="paragraph">
      <style:text-properties style:font-name-asian="Times New Roman" style:font-name-complex="Times New Roman" style:language-asian="en" style:country-asian="CA" style:language-complex="ar" style:country-complex="SA" fo:hyphenate="true"/>
    </style:style>
    <style:style style:name="P113" style:parent-style-name="Normal" style:family="paragraph">
      <style:paragraph-properties style:vertical-align="auto" fo:margin-top="0.1388in" fo:text-indent="0.25in"/>
      <style:text-properties fo:hyphenate="true"/>
    </style:style>
    <style:style style:name="P114" style:parent-style-name="Normal" style:family="paragraph">
      <style:paragraph-properties fo:text-align="justify"/>
    </style:style>
    <style:style style:name="T11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6" style:parent-style-name="DefaultParagraphFont" style:family="text">
      <style:text-properties fo:font-size="9pt" style:font-size-asian="9pt" style:font-size-complex="9pt"/>
    </style:style>
    <style:style style:name="T117" style:parent-style-name="DefaultParagraphFont" style:family="text">
      <style:text-properties fo:font-size="9pt" style:font-size-asian="9pt" style:font-size-complex="9pt"/>
    </style:style>
    <style:style style:name="P118" style:parent-style-name="Normal" style:family="paragraph">
      <style:paragraph-properties fo:text-align="justify" style:vertical-align="auto" fo:margin-top="0.1388in" fo:text-indent="0.25in"/>
      <style:text-properties fo:hyphenate="true"/>
    </style:style>
    <style:style style:name="T119" style:parent-style-name="DefaultParagraphFont" style:family="text">
      <style:text-properties style:font-name-asian="Times New Roman" style:font-name-complex="Times New Roman" style:language-asian="en" style:country-asian="CA" style:language-complex="ar" style:country-complex="SA"/>
    </style:style>
    <style:style style:name="T120" style:parent-style-name="DefaultParagraphFont" style:family="text">
      <style:text-properties style:font-name-asian="Times New Roman" style:font-name-complex="Times New Roman" style:language-asian="en" style:country-asian="CA" style:language-complex="ar" style:country-complex="SA"/>
    </style:style>
    <style:style style:name="P121" style:parent-style-name="Normal" style:family="paragraph">
      <style:paragraph-properties style:vertical-align="auto" fo:margin-top="0.1388in"/>
      <style:text-properties fo:hyphenate="true"/>
    </style:style>
    <style:style style:name="T122" style:parent-style-name="DefaultParagraphFont" style:family="text">
      <style:text-properties style:font-name-asian="Times New Roman" style:font-name-complex="Times New Roman" style:language-asian="en" style:country-asian="CA" style:language-complex="ar" style:country-complex="SA"/>
    </style:style>
    <style:style style:name="P123"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24" style:parent-style-name="Normal" style:family="paragraph">
      <style:text-properties style:font-name-asian="Times New Roman" style:font-name-complex="Times New Roman" style:language-asian="en" style:country-asian="CA" style:language-complex="ar" style:country-complex="SA" fo:hyphenate="true"/>
    </style:style>
    <style:style style:name="P125" style:parent-style-name="Normal" style:family="paragraph">
      <style:text-properties style:font-name-asian="Times New Roman" style:font-name-complex="Times New Roman" style:language-asian="en" style:country-asian="CA" style:language-complex="ar" style:country-complex="SA" fo:hyphenate="true"/>
    </style:style>
    <style:style style:name="P126" style:parent-style-name="Normal" style:family="paragraph">
      <style:paragraph-properties fo:text-align="center"/>
    </style:style>
    <style:style style:name="P127" style:parent-style-name="Normal" style:family="paragraph">
      <style:paragraph-properties fo:text-align="center"/>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justify"/>
    </style:style>
    <style:style style:name="T132"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33" style:parent-style-name="DefaultParagraphFont" style:family="text">
      <style:text-properties fo:font-size="9pt" style:font-size-asian="9pt" style:font-size-complex="9pt"/>
    </style:style>
    <style:style style:name="T134" style:parent-style-name="DefaultParagraphFont" style:family="text">
      <style:text-properties fo:font-size="9pt" style:font-size-asian="9pt" style:font-size-complex="9pt"/>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Heading1" style:family="paragraph">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Normal" style:family="paragraph">
      <style:paragraph-properties fo:widows="0" fo:orphans="0" fo:break-before="page"/>
      <style:text-properties fo:hyphenate="true"/>
    </style:style>
    <style:style style:name="P145" style:parent-style-name="Heading1" style:family="paragraph">
      <style:paragraph-properties fo:text-align="center"/>
    </style:style>
    <style:style style:name="T146" style:parent-style-name="DefaultParagraphFont" style:family="text">
      <style:text-properties fo:font-weight="bold" style:font-weight-asian="bold" style:font-weight-complex="bold"/>
    </style:style>
    <style:style style:name="P147" style:parent-style-name="NormalWeb" style:family="paragraph">
      <style:paragraph-properties fo:margin-top="0.1388in" fo:margin-bottom="0in"/>
    </style:style>
    <style:style style:name="T14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49" style:parent-style-name="NormalWeb" style:family="paragraph">
      <style:paragraph-properties fo:margin-top="0.1388in" fo:margin-bottom="0in"/>
    </style:style>
    <style:style style:name="T150" style:parent-style-name="Hyperlink" style:family="text">
      <style:text-properties style:font-name="Calibri" style:font-name-complex="Calibri" fo:color="#1155CC" fo:font-size="11pt" style:font-size-asian="11pt" style:font-size-complex="11pt"/>
    </style:style>
    <style:style style:name="P151" style:parent-style-name="NormalWeb" style:family="paragraph">
      <style:paragraph-properties fo:margin-top="0.1388in" fo:margin-bottom="0in"/>
    </style:style>
    <style:style style:name="T152" style:parent-style-name="Hyperlink" style:family="text">
      <style:text-properties style:font-name="Droid Serif" fo:color="#1155CC" fo:font-size="11pt" style:font-size-asian="11pt" style:font-size-complex="11pt"/>
    </style:style>
    <style:style style:name="T153" style:parent-style-name="DefaultParagraphFont" style:family="text">
      <style:text-properties style:font-name="Droid Serif" fo:color="#666666" fo:font-size="11pt" style:font-size-asian="11pt" style:font-size-complex="11pt"/>
    </style:style>
    <style:style style:name="P154" style:parent-style-name="NormalWeb" style:family="paragraph">
      <style:paragraph-properties fo:margin-top="0.1388in" fo:margin-bottom="0in"/>
    </style:style>
    <style:style style:name="T155" style:parent-style-name="Hyperlink" style:family="text">
      <style:text-properties style:font-name="Droid Serif" fo:color="#1155CC" fo:font-size="11pt" style:font-size-asian="11pt" style:font-size-complex="11pt"/>
    </style:style>
    <style:style style:name="T156" style:parent-style-name="Hyperlink" style:family="text">
      <style:text-properties style:font-name="Droid Serif" fo:color="#1155CC" fo:font-size="11pt" style:font-size-asian="11pt" style:font-size-complex="11pt"/>
    </style:style>
    <style:style style:name="P157" style:parent-style-name="NormalWeb" style:family="paragraph">
      <style:paragraph-properties fo:margin-top="0.1388in" fo:margin-bottom="0in"/>
    </style:style>
    <style:style style:name="T158" style:parent-style-name="Hyperlink" style:family="text">
      <style:text-properties style:font-name="Droid Serif" fo:color="#1155CC" fo:font-size="11pt" style:font-size-asian="11pt" style:font-size-complex="11pt"/>
    </style:style>
    <style:style style:name="P159" style:parent-style-name="NormalWeb" style:family="paragraph">
      <style:paragraph-properties fo:margin-top="0.1388in" fo:margin-bottom="0in"/>
    </style:style>
    <style:style style:name="T160"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1" style:parent-style-name="NormalWeb" style:family="paragraph">
      <style:paragraph-properties fo:margin-top="0.1388in" fo:margin-bottom="0in"/>
    </style:style>
    <style:style style:name="T162" style:parent-style-name="Hyperlink" style:family="text">
      <style:text-properties style:font-name="Calibri" style:font-name-complex="Calibri" fo:color="#1155CC" fo:font-size="11pt" style:font-size-asian="11pt" style:font-size-complex="11pt"/>
    </style:style>
    <style:style style:name="P163" style:parent-style-name="NormalWeb" style:family="paragraph">
      <style:paragraph-properties fo:margin-top="0.1388in" fo:margin-bottom="0in"/>
    </style:style>
    <style:style style:name="T164" style:parent-style-name="Hyperlink" style:family="text">
      <style:text-properties style:font-name="Droid Serif" fo:color="#1155CC" fo:font-size="11pt" style:font-size-asian="11pt" style:font-size-complex="11pt"/>
    </style:style>
    <style:style style:name="P165" style:parent-style-name="NormalWeb" style:family="paragraph">
      <style:paragraph-properties fo:margin-top="0.1388in" fo:margin-bottom="0in"/>
    </style:style>
    <style:style style:name="T166" style:parent-style-name="Hyperlink" style:family="text">
      <style:text-properties style:font-name="Droid Serif" fo:color="#1155CC" fo:font-size="11pt" style:font-size-asian="11pt" style:font-size-complex="11pt"/>
    </style:style>
    <style:style style:name="T167" style:parent-style-name="Hyperlink" style:family="text">
      <style:text-properties style:font-name="Droid Serif" fo:color="#1155CC" fo:font-size="11pt" style:font-size-asian="11pt" style:font-size-complex="11pt"/>
    </style:style>
    <style:style style:name="P168" style:parent-style-name="NormalWeb" style:family="paragraph">
      <style:paragraph-properties fo:margin-top="0.1388in" fo:margin-bottom="0in"/>
    </style:style>
    <style:style style:name="T169" style:parent-style-name="Hyperlink" style:family="text">
      <style:text-properties style:font-name="Droid Serif" fo:color="#1155CC" fo:font-size="11pt" style:font-size-asian="11pt" style:font-size-complex="11pt"/>
    </style:style>
    <style:style style:name="P170" style:parent-style-name="NormalWeb" style:family="paragraph">
      <style:paragraph-properties fo:margin-top="0.1388in" fo:margin-bottom="0in"/>
    </style:style>
    <style:style style:name="T171"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72" style:parent-style-name="NormalWeb" style:family="paragraph">
      <style:paragraph-properties fo:margin-top="0.1388in" fo:margin-bottom="0in"/>
    </style:style>
    <style:style style:name="T173" style:parent-style-name="Hyperlink" style:family="text">
      <style:text-properties style:font-name="Calibri" style:font-name-complex="Calibri" fo:color="#1155CC" fo:font-size="11pt" style:font-size-asian="11pt" style:font-size-complex="11pt"/>
    </style:style>
    <style:style style:name="T174" style:parent-style-name="Hyperlink" style:family="text">
      <style:text-properties style:font-name="Calibri" style:font-name-complex="Calibri" fo:color="#1155CC" fo:font-size="11pt" style:font-size-asian="11pt" style:font-size-complex="11pt"/>
    </style:style>
    <style:style style:name="P175" style:parent-style-name="NormalWeb" style:family="paragraph">
      <style:paragraph-properties fo:margin-top="0.1388in" fo:margin-bottom="0in"/>
    </style:style>
    <style:style style:name="T176" style:parent-style-name="Hyperlink" style:family="text">
      <style:text-properties style:font-name="Droid Serif" fo:color="#1155CC" fo:font-size="11pt" style:font-size-asian="11pt" style:font-size-complex="11pt"/>
    </style:style>
    <style:style style:name="T177" style:parent-style-name="DefaultParagraphFont" style:family="text">
      <style:text-properties style:font-name="Droid Serif" fo:color="#666666" fo:font-size="11pt" style:font-size-asian="11pt" style:font-size-complex="11pt"/>
    </style:style>
    <style:style style:name="P178" style:parent-style-name="NormalWeb" style:family="paragraph">
      <style:paragraph-properties fo:margin-top="0.1388in" fo:margin-bottom="0in"/>
    </style:style>
    <style:style style:name="T179" style:parent-style-name="Hyperlink" style:family="text">
      <style:text-properties style:font-name="Droid Serif" fo:color="#1155CC" fo:font-size="11pt" style:font-size-asian="11pt" style:font-size-complex="11pt"/>
    </style:style>
    <style:style style:name="P180" style:parent-style-name="NormalWeb" style:family="paragraph">
      <style:paragraph-properties fo:margin-top="0.1388in" fo:margin-bottom="0in"/>
    </style:style>
    <style:style style:name="T181" style:parent-style-name="Hyperlink" style:family="text">
      <style:text-properties style:font-name="Droid Serif" fo:color="#1155CC" fo:font-size="11pt" style:font-size-asian="11pt" style:font-size-complex="11pt"/>
    </style:style>
    <style:style style:name="P182" style:parent-style-name="NormalWeb" style:family="paragraph">
      <style:paragraph-properties fo:margin-top="0.1388in" fo:margin-bottom="0in"/>
    </style:style>
    <style:style style:name="T183"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84" style:parent-style-name="NormalWeb" style:family="paragraph">
      <style:paragraph-properties fo:margin-top="0.1388in" fo:margin-bottom="0in"/>
    </style:style>
    <style:style style:name="T185" style:parent-style-name="Hyperlink" style:family="text">
      <style:text-properties style:font-name="Calibri" style:font-name-complex="Calibri" fo:color="#1155CC" fo:font-size="11pt" style:font-size-asian="11pt" style:font-size-complex="11pt"/>
    </style:style>
    <style:style style:name="P186" style:parent-style-name="NormalWeb" style:family="paragraph">
      <style:paragraph-properties fo:margin-top="0.1388in" fo:margin-bottom="0in"/>
    </style:style>
    <style:style style:name="T187" style:parent-style-name="Hyperlink" style:family="text">
      <style:text-properties style:font-name="Droid Serif" fo:color="#1155CC" fo:font-size="11pt" style:font-size-asian="11pt" style:font-size-complex="11pt"/>
    </style:style>
    <style:style style:name="T188" style:parent-style-name="DefaultParagraphFont" style:family="text">
      <style:text-properties style:font-name="Droid Serif" fo:color="#666666" fo:font-size="11pt" style:font-size-asian="11pt" style:font-size-complex="11pt"/>
    </style:style>
    <style:style style:name="P189" style:parent-style-name="NormalWeb" style:family="paragraph">
      <style:paragraph-properties fo:margin-top="0.1388in" fo:margin-bottom="0in"/>
    </style:style>
    <style:style style:name="T190" style:parent-style-name="Hyperlink" style:family="text">
      <style:text-properties style:font-name="Droid Serif" fo:color="#1155CC" fo:font-size="11pt" style:font-size-asian="11pt" style:font-size-complex="11pt"/>
    </style:style>
    <style:style style:name="P191" style:parent-style-name="NormalWeb" style:family="paragraph">
      <style:paragraph-properties fo:margin-top="0.1388in" fo:margin-bottom="0in"/>
    </style:style>
    <style:style style:name="T192" style:parent-style-name="Hyperlink" style:family="text">
      <style:text-properties style:font-name="Droid Serif" fo:color="#1155CC" fo:font-size="11pt" style:font-size-asian="11pt" style:font-size-complex="11pt"/>
    </style:style>
    <style:style style:family="graphic" style:name="a12" style:parent-style-name="Graphics">
      <style:graphic-properties fo:border="0.04167in solid #000000" fo:background-color="transparent" fo:clip="rect(1.6607in, 0in, 0in, 0in)" style:shadow="0.02946in 0.02946in 0pc #000000"/>
    </style:style>
    <style:style style:family="graphic" style:name="a1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39"/>
      <text:p text:style-name="P40"><text:span text:style-name="T41"><draw:frame draw:z-index="251669504" draw:id="id0" draw:style-name="a2" draw:name="Text Box 15" text:anchor-type="paragraph" svg:x="0.73958in" svg:y="1.43264in" svg:width="5.03125in" svg:height="0.47917in" style:rel-width="scale" style:rel-height="scale"><draw:text-box><text:p text:style-name="Normal"><text:span text:style-name="T42">Figure 1:<text:s/></text:span><text:span text:style-name="T43">The image depicts the data extraction from a CSV file and read initiated in Jupyter notebook.</text:span></text:p></draw:text-box><svg:title/><svg:desc/></draw:frame></text:span><draw:frame draw:style-name="a3" draw:name="Picture 14" text:anchor-type="as-char" svg:x="0in" svg:y="0in" svg:width="4.8749in" svg:height="1.32455in" style:rel-width="scale" style:rel-height="scale"><draw:image xlink:href="media/image3.png" xlink:type="simple" xlink:show="embed" xlink:actuate="onLoad"/><svg:title/><svg:desc/></draw:frame></text:p>
      <text:p text:style-name="P44"/>
      <text:p text:style-name="P45"/>
      <text:p text:style-name="P46"/>
      <text:soft-page-break/>
      <text:p text:style-name="P47"><text:span text:style-name="T48">Data Modeling &amp; Engineering</text:span><text:span text:style-name="T49">:</text:span></text:p>
      <text:p text:style-name="P50"><text:span text:style-name="T51"><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2"><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53">Due to various forms of a dataset, we created an Entity Relationship Diagram (ERD) to help sort our data and provide insight into merging our tables for our database. A database then created a based on the ERD<text:s/></text:span><text:span text:style-name="T54">aiming to look at<text:s/></text:span><text:span text:style-name="T55">seven</text:span><text:span text:style-name="T56"><text:s/>main aspects regarding location, member type, pricing, station, bike,</text:span><text:span text:style-name="T57"><text:s/>historical weather</text:span><text:span text:style-name="T58"><text:s/>and ridership information. </text:span></text:p>
      <text:p text:style-name="P59"><text:span text:style-name="T60"><draw:frame draw:z-index="251660288" draw:id="id1" draw:style-name="a6" draw:name="Text Box 5" text:anchor-type="paragraph" svg:x="-0.14583in" svg:y="3.74861in" svg:width="6.60417in" svg:height="0.55139in" style:rel-width="scale" style:rel-height="scale"><draw:text-box><text:p text:style-name="P61"><text:span text:style-name="T62">Figure 2:</text:span><text:span text:style-name="T63"><text:s text:c="2"/>The left-hand side is a diagram that depicts the relationship between membership type, station, bike, ridership, historic</text:span><text:span text:style-name="T64">al weather, and price index information. On the right-hand side is a sample of the ERD script used to generate the diagram.<text:s/></text:span></text:p></draw:text-box><svg:title/><svg:desc/></draw:frame></text:span></text:p>
      <text:p text:style-name="P65"/>
      <text:h text:style-name="Heading1" text:outline-level="1"><text:span text:style-name="T66">TRANSFORM</text:span></text:h>
      <text:p text:style-name="P67"><text:span text:style-name="T68">In the next stage we aimed to retrieve a clean dataset for each city. Since the data we are working with is an annual d</text:span><text:span text:style-name="T69">ataset we had to combine the monthly and quarterly files for each city to form a data set pertaining to bike share data in Toronto, Vancouver, Boston, and New York.  Jupyter notebook was used to combine and clean the data.</text:span></text:p>
      <text:p text:style-name="P70"><text:span text:style-name="T71">Steps Taken:</text:span></text:p>
      <text:list text:style-name="LFO1" text:continue-numbering="true">
        <text:list-item>
          <text:p text:style-name="P72"><draw:frame draw:z-index="251662336" draw:style-name="a7" draw:name="Picture 6" text:anchor-type="paragraph" svg:x="0in" svg:y="0.02708in" svg:width="3.38542in" svg:height="1.22431in" style:rel-width="scale" style:rel-height="scale"><draw:image xlink:href="media/image6.png" xlink:type="simple" xlink:show="embed" xlink:actuate="onLoad"/><svg:title/><svg:desc/></draw:frame><text:span text:style-name="T73">Retrieved columns n</text:span><text:span text:style-name="T74">eeded for analysis and dropped all extraneous columns</text:span></text:p>
        </text:list-item>
        <text:list-item>
          <text:p text:style-name="P75">Identified rows with incomplete information and dropped row with missing information</text:p>
        </text:list-item>
        <text:list-item>
          <text:p text:style-name="P76"><text:span text:style-name="T77"><draw:frame draw:z-index="251663360" draw:id="id2" draw:style-name="a8" draw:name="Text Box 9" text:anchor-type="paragraph" svg:x="0in" svg:y="0.01319in" svg:width="3.58264in" svg:height="0.5625in" style:rel-width="scale" style:rel-height="scale"><draw:text-box><text:p text:style-name="P78"><text:span text:style-name="T79">Figure 3:</text:span><text:span text:style-name="T80"><text:s/>The image is a sample of a data frame that has been transformed to keep required information to analysis</text:span><text:span text:style-name="T81"><text:s/>bike share data.</text:span></text:p></draw:text-box><svg:title/><svg:desc/></draw:frame></text:span><text:span text:style-name="T82">Replaced the column names to be uniform across all four city datasets.</text:span></text:p>
        </text:list-item>
      </text:list>
      <text:p text:style-name="Normal"/>
      <text:p text:style-name="P83"/>
      <text:soft-page-break/>
      <text:p text:style-name="P84"><text:span text:style-name="T85">In a separate notebook we pulled the station &amp; location information for each city. Jupyter notebook as used to retrieve the API data feeds and place the required dat</text:span><text:span text:style-name="T86">a into a data frame.</text:span></text:p>
      <text:p text:style-name="P87"><text:span text:style-name="T88">Steps Taken:</text:span></text:p>
      <text:list text:style-name="LFO2" text:continue-numbering="true">
        <text:list-item>
          <text:p text:style-name="P89">Created a get request to retrieve data on one city and then proceeded to print JSON for all launchpads</text:p>
        </text:list-item>
        <text:list-item>
          <text:p text:style-name="P90">A list was then created regarding the station and location data</text:p>
        </text:list-item>
        <text:list-item>
          <text:p text:style-name="P91">For loop was ingested to male request and parse the<text:s/>station’s URL and A data frame was then built from this pulled data</text:p>
        </text:list-item>
        <text:list-item>
          <text:p text:style-name="P92">A For Loop was then created to read scripts across all four city API data feeds.</text:p>
        </text:list-item>
      </text:list>
      <text:p text:style-name="P93"><draw:frame draw:z-index="251665408" draw:style-name="a9" draw:name="Picture 11" text:anchor-type="paragraph" svg:x="0in" svg:y="0.23125in" svg:width="3.90972in" svg:height="1.95868in" style:rel-width="scale" style:rel-height="scale"><draw:image xlink:href="media/image7.png" xlink:type="simple" xlink:show="embed" xlink:actuate="onLoad"/><svg:title/><svg:desc/></draw:frame></text:p>
      <text:p text:style-name="P94"/>
      <text:p text:style-name="P95"><text:span text:style-name="T96"><draw:frame draw:z-index="251666432" draw:id="id3" draw:style-name="a10" draw:name="Text Box 12" text:anchor-type="paragraph" svg:x="0.23958in" svg:y="0.33056in" svg:width="2.10417in" svg:height="0.5625in" style:rel-width="scale" style:rel-height="scale"><draw:text-box><text:p text:style-name="P97"><text:span text:style-name="T98">Figure 4:</text:span><text:span text:style-name="T99"><text:s/>The image shows a station data being retrieved from a JSON and printing the<text:s/></text:span><text:span text:style-name="T100">response</text:span></text:p></draw:text-box><svg:title/><svg:desc/></draw:frame></text:span></text:p>
      <text:p text:style-name="P101"/>
      <text:p text:style-name="P102"/>
      <text:p text:style-name="P103"/>
      <text:p text:style-name="P104"/>
      <text:p text:style-name="P105"><text:span text:style-name="T106">The historical weather API data was combined and then cleaned to form a dataset pertaining to historical weather information that is likely to affect the ridership usage. Jupyter notebook was used to retrieve to combine and clean the data</text:span></text:p>
      <text:p text:style-name="P107"><text:span text:style-name="T108">St</text:span><text:span text:style-name="T109">eps Taken:</text:span></text:p>
      <text:list text:style-name="LFO3" text:continue-numbering="true">
        <text:list-item>
          <text:p text:style-name="P110">Retrieved columns needed for analysis and dropped all extraneous columns</text:p>
        </text:list-item>
        <text:list-item>
          <text:p text:style-name="P111">Identified rows with incomplete information and dropped row with missing information</text:p>
        </text:list-item>
        <text:list-item>
          <text:p text:style-name="P112">Replaced the column names to be uniform across all four city datasets.</text:p>
        </text:list-item>
      </text:list>
      <text:p text:style-name="P113"><draw:frame draw:z-index="251664384" draw:id="id4" draw:style-name="a11" draw:name="Text Box 10" text:anchor-type="paragraph" svg:x="0in" svg:y="0.90625in" svg:width="2.54167in" svg:height="0.64514in" style:rel-width="scale" style:rel-height="scale"><draw:text-box><text:p text:style-name="P114"><text:span text:style-name="T115">Figure 5:</text:span><text:span text:style-name="T116"><text:s/>To<text:s/></text:span><text:span text:style-name="T117">the right we see a transformation script where a For Loop is used to pull historical API weather data for all four cities.</text:span></text:p></draw:text-box><svg:title/><svg:desc/></draw:frame><draw:frame draw:style-name="a12" draw:name="Picture 8" text:anchor-type="as-char" svg:x="0in" svg:y="0in" svg:width="3.57058in" svg:height="2.4651in" style:rel-width="scale" style:rel-height="scale"><draw:image xlink:href="media/image8.png" xlink:type="simple" xlink:show="embed" xlink:actuate="onLoad"/><svg:title/><svg:desc/></draw:frame></text:p>
      <text:soft-page-break/>
      <text:p text:style-name="P118"><text:span text:style-name="T119">The pricing index was scraped from the bike share program websites to form a dataset. In the Jupyter notebook we set an executable</text:span><text:span text:style-name="T120"><text:s/>path and retrieve the required data.</text:span></text:p>
      <text:p text:style-name="P121"><text:span text:style-name="T122">Steps Taken:</text:span></text:p>
      <text:list text:style-name="LFO4" text:continue-numbering="true">
        <text:list-item>
          <text:p text:style-name="P123">Set Executable Path &amp; Initialize Chrome Browser</text:p>
        </text:list-item>
        <text:list-item>
          <text:p text:style-name="P124">Visit the site and parse the HTML with BS (BeautifulSoup)</text:p>
        </text:list-item>
        <text:list-item>
          <text:p text:style-name="P125">Scraped the pricing index of transportation usage and time allocated fees.</text:p>
        </text:list-item>
      </text:list>
      <text:p text:style-name="P126"><draw:frame draw:z-index="251667456" draw:style-name="a13" draw:name="Picture 7" text:anchor-type="paragraph" svg:x="0in" svg:y="0.09236in" svg:width="3.67222in" svg:height="2.09375in" style:rel-width="scale" style:rel-height="scale"><draw:image xlink:href="media/image9.png" xlink:type="simple" xlink:show="embed" xlink:actuate="onLoad"/><svg:title/><svg:desc/></draw:frame></text:p>
      <text:p text:style-name="P127"/>
      <text:p text:style-name="P128"/>
      <text:p text:style-name="P129"/>
      <text:p text:style-name="P130"><draw:frame draw:z-index="251668480" draw:id="id5" draw:style-name="a14" draw:name="Text Box 13" text:anchor-type="paragraph" svg:x="0in" svg:y="0.01319in" svg:width="2.59375in" svg:height="0.84375in" style:rel-width="scale" style:rel-height="scale"><draw:text-box><text:p text:style-name="P131"><text:span text:style-name="T132">Figure 6:</text:span><text:span text:style-name="T133"><text:s/>The ima</text:span><text:span text:style-name="T134">ge depicts a web scrape that was implemented. In this script sample we see the URL data retrieve, parsing of info and For Loop created to pull all price information</text:span></text:p></draw:text-box><svg:title/><svg:desc/></draw:frame></text:p>
      <text:p text:style-name="P135"/>
      <text:p text:style-name="P136"/>
      <text:p text:style-name="P137"/>
      <text:p text:style-name="P138"/>
      <text:p text:style-name="P139"/>
      <text:p text:style-name="P140"/>
      <text:p text:style-name="P141"/>
      <text:h text:style-name="P142" text:outline-level="1">LOAD TO DATABASE</text:h>
      <text:p text:style-name="Normal"/>
      <text:h text:style-name="Heading1" text:outline-level="1"><text:span text:style-name="T143">CONCLUSION</text:span></text:h>
      <text:p text:style-name="P144"/>
      <text:soft-page-break/>
      <text:h text:style-name="P145" text:outline-level="1"><text:span text:style-name="T146">REFERENCES</text:span></text:h>
      <text:p text:style-name="P147"><text:span text:style-name="T148">Toronto</text:span></text:p>
      <text:p text:style-name="P149"><text:a xlink:href="https://ckan0.cf.opendata.inter.prod-toronto.ca/download_resource/e69c5761-e0ed-4999-9426-8174f848b11a" office:target-frame-name="_top" xlink:show="replace"><text:span text:style-name="T150">https://ckan0.cf.opendata.inter.prod-toronto.ca/download_resource/e69c5761-e0ed-4999-9426-8174f848b11a</text:span></text:a></text:p>
      <text:p text:style-name="P151"><text:a xlink:href="https://toronto-us.publicbikesystem.net/ube/gbfs/v1/en/station_information" office:target-frame-name="_top" xlink:show="replace"><text:span text:style-name="T152">https://toronto-us.publicbikesystem.net/ube/gbfs/v1/en/station_information</text:span></text:a><text:span text:style-name="T153"> </text:span></text:p>
      <text:p text:style-name="P154"><text:a xlink:href="https://www.worldweatheronline.com/toronto-weather-history/ontario/ca.aspx" office:target-frame-name="_top" xlink:show="replace"><text:span text:style-name="T155">https://www.worldweatheronline.</text:span><text:span text:style-name="T156">com/toronto-weather-history/ontario/ca.aspx</text:span></text:a></text:p>
      <text:p text:style-name="P157"><text:a xlink:href="https://bikesharetoronto.com/pricing/" office:target-frame-name="_top" xlink:show="replace"><text:span text:style-name="T158">https://bikesharetoronto.com/pricing/</text:span></text:a></text:p>
      <text:p text:style-name="P159"><text:span text:style-name="T160">Vancouver</text:span></text:p>
      <text:p text:style-name="P161"><text:a xlink:href="https://www.mobibikes.ca/en/system-data" office:target-frame-name="_top" xlink:show="replace"><text:span text:style-name="T162">https://www.mobibikes.ca/en/system-data</text:span></text:a></text:p>
      <text:p text:style-name="P163"><text:a xlink:href="https://vancouver-gbfs.smoove.pro/gbfs/en/station_information.json" office:target-frame-name="_top" xlink:show="replace"><text:span text:style-name="T164">https://vancouver-gbfs.smoove.pro/gbfs/en/station_information.json</text:span></text:a></text:p>
      <text:p text:style-name="P165"><text:a xlink:href="https://www.worldweatheronline.com/vancouver-weather-history/british-columbia/ca.aspx" office:target-frame-name="_top" xlink:show="replace"><text:span text:style-name="T166">https://www.wo</text:span><text:span text:style-name="T167">rldweatheronline.com/vancouver-weather-history/british-columbia/ca.aspx</text:span></text:a></text:p>
      <text:p text:style-name="P168"><text:a xlink:href="https://www.mobibikes.ca/en/offers-subscription" office:target-frame-name="_top" xlink:show="replace"><text:span text:style-name="T169">https://www.mobibikes.ca/en/offers-subscription</text:span></text:a></text:p>
      <text:p text:style-name="P170"><text:span text:style-name="T171">Boston </text:span></text:p>
      <text:p text:style-name="P172"><text:a xlink:href="https://www.bluebikes.com/system-data" office:target-frame-name="_top" xlink:show="replace"><text:span text:style-name="T173">https://</text:span><text:span text:style-name="T174">www.bluebikes.com/system-data</text:span></text:a></text:p>
      <text:p text:style-name="P175"><text:a xlink:href="https://gbfs.bluebikes.com/gbfs/en/station_information.json" office:target-frame-name="_top" xlink:show="replace"><text:span text:style-name="T176">https://gbfs.bluebikes.com/gbfs/en/station_information.json</text:span></text:a><text:span text:style-name="T177"> </text:span></text:p>
      <text:p text:style-name="P178"><text:a xlink:href="https://www.worldweatheronline.com/boston-weather/massachusetts/us.aspx" office:target-frame-name="_top" xlink:show="replace"><text:span text:style-name="T179">https://www.worldweatheronline.com/boston-weather/massachusetts/us.aspx</text:span></text:a></text:p>
      <text:p text:style-name="P180"><text:a xlink:href="https://www.bluebikes.com/pricing" office:target-frame-name="_top" xlink:show="replace"><text:span text:style-name="T181">https://www.bluebikes.com/pricing</text:span></text:a></text:p>
      <text:p text:style-name="P182"><text:span text:style-name="T183">New York</text:span></text:p>
      <text:p text:style-name="P184"><text:a xlink:href="https://www.citibikenyc.com/system-data" office:target-frame-name="_top" xlink:show="replace"><text:span text:style-name="T185">https://www.citibikenyc.com/system-data</text:span></text:a></text:p>
      <text:p text:style-name="P186"><text:a xlink:href="https://gbfs.citibikenyc.com/gbfs/en/station_information.json" office:target-frame-name="_top" xlink:show="replace"><text:span text:style-name="T187">https://gbfs.citibikenyc.com/gbfs/en/station_information.json</text:span></text:a><text:span text:style-name="T188"> </text:span></text:p>
      <text:p text:style-name="P189"><text:a xlink:href="https://www.worldweatheronline.com/new-york-weather/new-york/us.aspx" office:target-frame-name="_top" xlink:show="replace"><text:span text:style-name="T190">https://www.worldweatheronline.com/new-york-weather/new-york/us.aspx</text:span></text:a></text:p>
      <text:p text:style-name="P191"><text:a xlink:href="https://www.citibikenyc.com/pricing" office:target-frame-name="_top" xlink:show="replace"><text:span text:style-name="T192">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haranvika Jegatheeswaran</dc:creator>
    <meta:creation-date>2020-12-14T23:45:00Z</meta:creation-date>
    <dc:date>2020-12-18T01:15:00Z</dc:date>
    <meta:template xlink:href="Normal" xlink:type="simple"/>
    <meta:editing-cycles>38</meta:editing-cycles>
    <meta:editing-duration>PT33300S</meta:editing-duration>
    <meta:document-statistic meta:page-count="6" meta:paragraph-count="14" meta:word-count="1074" meta:character-count="7185" meta:row-count="51" meta:non-whitespace-character-count="6125"/>
  </office:meta>
</office:document-meta>
</file>